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Jane,</text:p>
      <text:p text:style-name="Normal">v tento svátek srdcí mi dovol, abych se Ti svěřila, jak moc oceňuji to, že sdílíme nejen lavice ve škole, ale i zvířecí znamení Kozoroha. Jako dva horolezci na stejné horské stezce, tak i my dva stojíme společně při překonávání výzvav, jež život před nás klade. Naše společná cesta je poseta disciplínou a vytrvalostí, které Kozoroh v nás probouzí, přinášejíc nové výhledy na krásy, které nám svět nabízí. V tomto dni lásky bych Ti chtěla vyjádřit svou vděčnost nejen za Tvoji odvahu a sílu, kterou z našeho dvojzvěrokruhu čerpáme, ale i za Tišinu ochránců přírody, jež v nás dýchá díky Archandělu Arielovi. Náš společný zájem o ochranu přírody a jejích obyvatel nás přibližuje nejen k sobě, ale i k nejhlubším krásám světa, které oba tak milujeme. </text:p>
      <text:p text:style-name="Normal">S láskou a nadějí ve sdílených snech, ve kterých se náš vztah ke krásám přírody odráž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